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71" style:family="table-column">
      <style:table-column-properties fo:break-before="auto" style:column-width="4.17cm"/>
    </style:style>
    <style:style style:name="co72" style:family="table-column">
      <style:table-column-properties fo:break-before="auto" style:column-width="4.366cm"/>
    </style:style>
    <style:style style:name="co73" style:family="table-column">
      <style:table-column-properties fo:break-before="auto" style:column-width="3.545cm"/>
    </style:style>
    <style:style style:name="co74" style:family="table-column">
      <style:table-column-properties fo:break-before="auto" style:column-width="2.551cm"/>
    </style:style>
    <style:style style:name="co75" style:family="table-column">
      <style:table-column-properties fo:break-before="auto" style:column-width="1.198cm"/>
    </style:style>
    <style:style style:name="co76" style:family="table-column">
      <style:table-column-properties fo:break-before="auto" style:column-width="3.332cm"/>
    </style:style>
    <style:style style:name="co77" style:family="table-column">
      <style:table-column-properties fo:break-before="auto" style:column-width="2.484cm"/>
    </style:style>
    <style:style style:name="co78" style:family="table-column">
      <style:table-column-properties fo:break-before="auto" style:column-width="14.85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.101cm"/>
    </style:style>
    <style:style style:name="co23" style:family="table-column">
      <style:table-column-properties fo:break-before="auto" style:column-width="1.254cm"/>
    </style:style>
    <style:style style:name="co24" style:family="table-column">
      <style:table-column-properties fo:break-before="auto" style:column-width="0.526cm"/>
    </style:style>
    <style:style style:name="co25" style:family="table-column">
      <style:table-column-properties fo:break-before="auto" style:column-width="4.355cm"/>
    </style:style>
    <style:style style:name="co26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.349cm"/>
    </style:style>
    <style:style style:name="co28" style:family="table-column">
      <style:table-column-properties fo:break-before="auto" style:column-width="3.27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2.607cm"/>
    </style:style>
    <style:style style:name="co31" style:family="table-column">
      <style:table-column-properties fo:break-before="auto" style:column-width="2.886cm"/>
    </style:style>
    <style:style style:name="co32" style:family="table-column">
      <style:table-column-properties fo:break-before="auto" style:column-width="1.498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0.415cm"/>
    </style:style>
    <style:style style:name="co37" style:family="table-column">
      <style:table-column-properties fo:break-before="auto" style:column-width="4.217cm"/>
    </style:style>
    <style:style style:name="co38" style:family="table-column">
      <style:table-column-properties fo:break-before="auto" style:column-width="1.164cm"/>
    </style:style>
    <style:style style:name="co39" style:family="table-column">
      <style:table-column-properties fo:break-before="auto" style:column-width="1.109cm"/>
    </style:style>
    <style:style style:name="co40" style:family="table-column">
      <style:table-column-properties fo:break-before="auto" style:column-width="1.235cm"/>
    </style:style>
    <style:style style:name="co41" style:family="table-column">
      <style:table-column-properties fo:break-before="auto" style:column-width="1.275cm"/>
    </style:style>
    <style:style style:name="co42" style:family="table-column">
      <style:table-column-properties fo:break-before="auto" style:column-width="3.856cm"/>
    </style:style>
    <style:style style:name="co43" style:family="table-column">
      <style:table-column-properties fo:break-before="auto" style:column-width="1.633cm"/>
    </style:style>
    <style:style style:name="co44" style:family="table-column">
      <style:table-column-properties fo:break-before="auto" style:column-width="1.663cm"/>
    </style:style>
    <style:style style:name="co45" style:family="table-column">
      <style:table-column-properties fo:break-before="auto" style:column-width="2.104cm"/>
    </style:style>
    <style:style style:name="co46" style:family="table-column">
      <style:table-column-properties fo:break-before="auto" style:column-width="2.148cm"/>
    </style:style>
    <style:style style:name="co47" style:family="table-column">
      <style:table-column-properties fo:break-before="auto" style:column-width="2cm"/>
    </style:style>
    <style:style style:name="co50" style:family="table-column">
      <style:table-column-properties fo:break-before="auto" style:column-width="4.117cm"/>
    </style:style>
    <style:style style:name="co56" style:family="table-column">
      <style:table-column-properties fo:break-before="auto" style:column-width="1.503cm"/>
    </style:style>
    <style:style style:name="co57" style:family="table-column">
      <style:table-column-properties fo:break-before="auto" style:column-width="1.48cm"/>
    </style:style>
    <style:style style:name="co58" style:family="table-column">
      <style:table-column-properties fo:break-before="auto" style:column-width="1.854cm"/>
    </style:style>
    <style:style style:name="co59" style:family="table-column">
      <style:table-column-properties fo:break-before="auto" style:column-width="1.829cm"/>
    </style:style>
    <style:style style:name="co60" style:family="table-column">
      <style:table-column-properties fo:break-before="auto" style:column-width="1.568cm"/>
    </style:style>
    <style:style style:name="co61" style:family="table-column">
      <style:table-column-properties fo:break-before="auto" style:column-width="1.82cm"/>
    </style:style>
    <style:style style:name="co62" style:family="table-column">
      <style:table-column-properties fo:break-before="auto" style:column-width="1.66cm"/>
    </style:style>
    <style:style style:name="co63" style:family="table-column">
      <style:table-column-properties fo:break-before="auto" style:column-width="1.307cm"/>
    </style:style>
    <style:style style:name="co64" style:family="table-column">
      <style:table-column-properties fo:break-before="auto" style:column-width="1.205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1.304cm"/>
    </style:style>
    <style:style style:name="co67" style:family="table-column">
      <style:table-column-properties fo:break-before="auto" style:column-width="0.804cm"/>
    </style:style>
    <style:style style:name="co68" style:family="table-column">
      <style:table-column-properties fo:break-before="auto" style:column-width="1.686cm"/>
    </style:style>
    <style:style style:name="co69" style:family="table-column">
      <style:table-column-properties fo:break-before="auto" style:column-width="1.58cm"/>
    </style:style>
    <style:style style:name="co70" style:family="table-column">
      <style:table-column-properties fo:break-before="auto" style:column-width="1.178cm"/>
    </style:style>
    <style:style style:name="co79" style:family="table-column">
      <style:table-column-properties fo:break-before="auto" style:column-width="1.081cm"/>
    </style:style>
    <style:style style:name="co80" style:family="table-column">
      <style:table-column-properties fo:break-before="auto" style:column-width="27.531cm"/>
    </style:style>
    <style:style style:name="co81" style:family="table-column">
      <style:table-column-properties fo:break-before="auto" style:column-width="1.554cm"/>
    </style:style>
    <style:style style:name="co82" style:family="table-column">
      <style:table-column-properties fo:break-before="auto" style:column-width="2.08cm"/>
    </style:style>
    <style:style style:name="co83" style:family="table-column">
      <style:table-column-properties fo:break-before="auto" style:column-width="1.954cm"/>
    </style:style>
    <style:style style:name="co84" style:family="table-column">
      <style:table-column-properties fo:break-before="auto" style:column-width="1.386cm"/>
    </style:style>
    <style:style style:name="co85" style:family="table-column">
      <style:table-column-properties fo:break-before="auto" style:column-width="1.312cm"/>
    </style:style>
    <style:style style:name="co86" style:family="table-column">
      <style:table-column-properties fo:break-before="auto" style:column-width="1.928cm"/>
    </style:style>
    <style:style style:name="co87" style:family="table-column">
      <style:table-column-properties fo:break-before="auto" style:column-width="1.365cm"/>
    </style:style>
    <style:style style:name="co88" style:family="table-column">
      <style:table-column-properties fo:break-before="auto" style:column-width="0.97cm"/>
    </style:style>
    <style:style style:name="co89" style:family="table-column">
      <style:table-column-properties fo:break-before="auto" style:column-width="4.447cm"/>
    </style:style>
    <style:style style:name="co90" style:family="table-column">
      <style:table-column-properties fo:break-before="auto" style:column-width="3.304cm"/>
    </style:style>
    <style:style style:name="co91" style:family="table-column">
      <style:table-column-properties fo:break-before="auto" style:column-width="1.284cm"/>
    </style:style>
    <style:style style:name="co92" style:family="table-column">
      <style:table-column-properties fo:break-before="auto" style:column-width="1.831cm"/>
    </style:style>
    <style:style style:name="co93" style:family="table-column">
      <style:table-column-properties fo:break-before="auto" style:column-width="1.713cm"/>
    </style:style>
    <style:style style:name="co94" style:family="table-column">
      <style:table-column-properties fo:break-before="auto" style:column-width="2.286cm"/>
    </style:style>
    <style:style style:name="co95" style:family="table-column">
      <style:table-column-properties fo:break-before="auto" style:column-width="3.052cm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5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2.185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316cm" fo:break-before="auto" style:use-optimal-row-height="false"/>
    </style:style>
    <style:style style:name="ro1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3.12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879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478cm" fo:break-before="auto" style:use-optimal-row-height="true"/>
    </style:style>
    <style:style style:name="ro31" style:family="table-row">
      <style:table-row-properties style:row-height="0.489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1.021cm" fo:break-before="auto" style:use-optimal-row-height="true"/>
    </style:style>
    <style:style style:name="ro40" style:family="table-row">
      <style:table-row-properties style:row-height="0.531cm" fo:break-before="auto" style:use-optimal-row-height="true"/>
    </style:style>
    <style:style style:name="ro4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1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052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053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54" style:family="table-cell" style:parent-style-name="Default">
      <style:text-properties style:font-name="Avenir" fo:font-size="9pt" fo:font-style="normal" style:font-size-asian="9pt" style:font-size-complex="9pt"/>
    </style:style>
    <style:style style:name="ce1056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5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058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059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0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062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3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065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6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85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087" style:family="table-cell" style:parent-style-name="Default">
      <style:table-cell-properties fo:wrap-option="wrap" style:vertical-align="middle"/>
      <style:text-properties style:font-name="Avenir"/>
    </style:style>
    <style:style style:name="ce108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08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0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0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9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" style:family="table-cell" style:parent-style-name="Default">
      <style:table-cell-properties style:vertical-align="middle"/>
      <style:text-properties style:font-name="Avenir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8" style:family="table-cell" style:parent-style-name="Default">
      <style:table-cell-properties fo:background-color="transparent" style:vertical-align="middle"/>
      <style:text-properties style:font-name="Avenir"/>
    </style:style>
    <style:style style:name="ce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4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46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6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0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5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0" style:family="table-cell" style:parent-style-name="Default">
      <style:table-cell-properties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49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6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venir"/>
    </style:style>
    <style:style style:name="ce1500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ce440" style:family="table-cell" style:parent-style-name="Default">
      <style:table-cell-properties fo:wrap-option="wrap"/>
      <style:text-properties style:font-name="Avenir"/>
    </style: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275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8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9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" fo:font-size="8pt" fo:font-weight="normal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32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33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3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3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venir" fo:font-size="7pt" fo:font-weight="bold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3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venir"/>
    </style:style>
    <style:style style:name="ce3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96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98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409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weight-asian="bold" style:font-weight-complex="bold"/>
    </style:style>
    <style:style style:name="ce4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4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4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4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304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6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681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6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69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739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/>
    </style:style>
    <style:style style:name="ce540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/>
    </style:style>
    <style:style style:name="ce7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7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/>
    </style:style>
    <style:style style:name="ce77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78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7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97" style:family="table-cell" style:parent-style-name="Default">
      <style:table-cell-properties style:vertical-align="middle"/>
      <style:text-properties style:font-name="Avenir" fo:font-size="9pt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8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16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8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/>
    </style:style>
    <style:style style:name="ce87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5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90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weight="bold"/>
    </style:style>
    <style:style style:name="ce90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94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828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8pt"/>
      <style:map style:condition="is-true-formula(([$Harcértékek.$I$57]=[$KP_tablazat.$K$68])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12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12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253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2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5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style:font-name="Avenir" fo:font-weight="bold"/>
    </style:style>
    <style:style style:name="ce15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style:font-name="Avenir" fo:font-weight="bold"/>
    </style:style>
    <style:style style:name="ce1364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5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/>
    </style:style>
    <style:style style:name="ce15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57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0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8pt"/>
    </style:style>
    <style:style style:name="ce1384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/>
    </style:style>
    <style:style style:name="ce158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/>
    </style:style>
    <style:style style:name="ce1589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4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style:font-size-asian="9pt" style:font-size-complex="9pt"/>
    </style:style>
    <style:style style:name="ce14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6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629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6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36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3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5" style:family="table-cell" style:parent-style-name="Default">
      <style:table-cell-properties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6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7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T3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ff0000" fo:font-style="italic" style:font-style-asian="italic" style:font-style-complex="italic"/>
    </style:style>
    <style:style style:name="T43" style:family="text">
      <style:text-properties fo:color="#000000"/>
    </style:style>
    <style:style style:name="T4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47" style:family="text">
      <style:text-properties fo:font-size="7pt"/>
    </style:style>
    <style:style style:name="T4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color="#ff0000" fo:font-weight="bold" style:font-weight-asian="bold" style:font-weight-complex="bold"/>
    </style:style>
    <style:style style:name="T6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ulajdonságok_képzettségek.G30">
          <table:error-message table:message-type="stop" table:display="true"/>
        </table:content-validation>
        <table:content-validation table:name="val51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2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5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3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0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20" table:default-cell-style-name="ce275"/>
        <table:table-column table:style-name="co21" table:default-cell-style-name="ce275"/>
        <table:table-column table:style-name="co22" table:number-columns-repeated="2" table:default-cell-style-name="ce275"/>
        <table:table-column table:style-name="co23" table:default-cell-style-name="ce275"/>
        <table:table-column table:style-name="co24" table:default-cell-style-name="ce275"/>
        <table:table-column table:style-name="co25" table:default-cell-style-name="ce275"/>
        <table:table-column table:style-name="co26" table:number-columns-repeated="2" table:default-cell-style-name="ce275"/>
        <table:table-column table:style-name="co27" table:default-cell-style-name="ce275"/>
        <table:table-column table:style-name="co23" table:default-cell-style-name="ce275"/>
        <table:table-column table:style-name="co28" table:default-cell-style-name="ce275"/>
        <table:table-column table:style-name="co29" table:default-cell-style-name="ce275"/>
        <table:table-column table:style-name="co30" table:default-cell-style-name="ce275"/>
        <table:table-column table:style-name="co12" table:default-cell-style-name="ce275"/>
        <table:table-column table:style-name="co31" table:default-cell-style-name="ce275"/>
        <table:table-column table:style-name="co12" table:default-cell-style-name="ce275"/>
        <table:table-column table:style-name="co32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323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31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28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23"/>
          <table:covered-table-cell table:style-name="ce397"/>
          <table:covered-table-cell table:style-name="ce295"/>
          <table:covered-table-cell table:number-columns-repeated="4" table:style-name="ce323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323" table:number-columns-repeated="240"/>
          <table:table-cell table:number-columns-repeated="16128"/>
        </table:table-row>
        <table:table-row table:style-name="ro29">
          <table:table-cell table:style-name="ce6" table:number-columns-spanned="11" table:number-rows-spanned="1"/>
          <table:covered-table-cell table:number-columns-repeated="9" table:style-name="ce295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295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295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4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/>
          <table:table-cell table:style-name="ce295"/>
          <table:table-cell table:style-name="ce199" table:number-columns-spanned="5" table:number-rows-spanned="1"/>
          <table:covered-table-cell table:number-columns-repeated="4" table:style-name="ce295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8">
          <table:table-cell table:style-name="ce28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84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28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84" table:content-validation-name="val9"/>
          <table:table-cell table:style-name="ce124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2">Harcmodor képzettségek (Átfogó) </text:span><text:span text:style-name="T40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409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5"/>
          <table:table-cell table:style-name="ce295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5"/>
          <table:table-cell table:style-name="ce75" office:value-type="string" calcext:value-type="string">
            <text:p>MP</text:p>
          </table:table-cell>
          <table:table-cell table:style-name="ce475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8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476" table:content-validation-name="val57"/>
          <table:table-cell table:style-name="ce301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476" table:content-validation-name="val57"/>
          <table:table-cell table:style-name="ce301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34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476" table:content-validation-name="val57"/>
          <table:table-cell table:style-name="ce301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34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476" table:content-validation-name="val57"/>
          <table:table-cell table:style-name="ce301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3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476" table:content-validation-name="val58"/>
          <table:table-cell table:style-name="ce301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3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476" table:content-validation-name="val58"/>
          <table:table-cell table:style-name="ce301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3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476" table:content-validation-name="val58"/>
          <table:table-cell table:style-name="ce301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3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476" table:content-validation-name="val58"/>
          <table:table-cell table:style-name="ce301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30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3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476" table:content-validation-name="val58"/>
          <table:table-cell table:style-name="ce301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7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3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295"/>
          <table:covered-table-cell table:style-name="ce409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18" table:number-columns-spanned="2" table:number-rows-spanned="1"/>
          <table:covered-table-cell table:style-name="ce295"/>
          <table:table-cell table:style-name="ce409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0"/>
          <table:table-cell table:style-name="ce409"/>
          <table:table-cell table:style-name="ce295"/>
          <table:table-cell table:style-name="ce439" office:value-type="string" calcext:value-type="string" table:number-columns-spanned="3" table:number-rows-spanned="1">
            <text:p>Név</text:p>
          </table:table-cell>
          <table:covered-table-cell table:style-name="ce475"/>
          <table:covered-table-cell table:style-name="ce303"/>
          <table:table-cell table:style-name="ce47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30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333"/>
          <table:table-cell table:style-name="ce7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33" table:content-validation-name="val20"/>
          <table:table-cell table:style-name="ce410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30">
          <table:table-cell table:style-name="ce295" table:number-columns-spanned="5" table:number-rows-spanned="1"/>
          <table:covered-table-cell table:number-columns-repeated="4" table:style-name="ce295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31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460" table:content-validation-name="val50" office:value-type="string" calcext:value-type="string" table:number-columns-spanned="3" table:number-rows-spanned="1">
            <text:p><text:span text:style-name="T41"><text:a xlink:href="https://github.com/kaktusztea/km100/blob/master/md/kepzettsegek/elettan.md" xlink:type="simple">Élettan</text:a></text:span></text:p>
          </table:table-cell>
          <table:covered-table-cell table:number-columns-repeated="2" table:style-name="ce480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30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460" office:value-type="string" calcext:value-type="string" table:number-columns-spanned="3" table:number-rows-spanned="1">
            <text:p><text:span text:style-name="T41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480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3"/>
          <table:table-cell table:style-name="ce397" table:number-columns-repeated="2"/>
          <table:table-cell table:style-name="ce400" table:number-columns-repeated="238"/>
          <table:table-cell table:number-columns-repeated="16128"/>
        </table:table-row>
        <table:table-row table:style-name="ro30">
          <table:table-cell table:style-name="ce297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355" table:content-validation-name="val21" office:value-type="float" office:value="3" calcext:value-type="float">
            <text:p>3</text:p>
          </table:table-cell>
          <table:table-cell table:style-name="ce371" table:content-validation-name="val32"/>
          <table:table-cell table:style-name="ce173" table:content-validation-name="val44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460" office:value-type="string" calcext:value-type="string" table:number-columns-spanned="3" table:number-rows-spanned="1">
            <text:p><text:span text:style-name="T41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480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355" table:content-validation-name="val22" office:value-type="float" office:value="4" calcext:value-type="float">
            <text:p>4</text:p>
          </table:table-cell>
          <table:table-cell table:style-name="ce371" table:content-validation-name="val33"/>
          <table:table-cell table:style-name="ce173" table:content-validation-name="val44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460" office:value-type="string" calcext:value-type="string" table:number-columns-spanned="3" table:number-rows-spanned="1">
            <text:p><text:span text:style-name="T41"><text:a xlink:href="https://github.com/kaktusztea/km100/blob/master/md/kepzettsegek/orvoslas.md" xlink:type="simple">Orvoslás</text:a></text:span><text:span text:style-name="T41"> </text:span></text:p>
          </table:table-cell>
          <table:covered-table-cell table:number-columns-repeated="2" table:style-name="ce480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355" table:content-validation-name="val23" office:value-type="float" office:value="1" calcext:value-type="float">
            <text:p>1</text:p>
          </table:table-cell>
          <table:table-cell table:style-name="ce371" table:content-validation-name="val34"/>
          <table:table-cell table:style-name="ce173" table:content-validation-name="val44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460" office:value-type="string" calcext:value-type="string" table:number-columns-spanned="3" table:number-rows-spanned="1">
            <text:p><text:span text:style-name="T41"><text:a xlink:href="https://github.com/kaktusztea/km100/blob/master/md/kepzettsegek/osi_nyelv_ismerete.md" xlink:type="simple">Ősi nyelv ismerete</text:a></text:span><text:span text:style-name="T41"> </text:span></text:p>
          </table:table-cell>
          <table:covered-table-cell table:number-columns-repeated="2" table:style-name="ce480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355" table:content-validation-name="val24" office:value-type="float" office:value="2" calcext:value-type="float">
            <text:p>2</text:p>
          </table:table-cell>
          <table:table-cell table:style-name="ce371" table:content-validation-name="val35"/>
          <table:table-cell table:style-name="ce173" table:content-validation-name="val44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0" table:number-columns-spanned="3" table:number-rows-spanned="1"/>
          <table:covered-table-cell table:number-columns-repeated="2" table:style-name="ce480" table:content-validation-name="val50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355" table:content-validation-name="val25" office:value-type="float" office:value="2" calcext:value-type="float">
            <text:p>2</text:p>
          </table:table-cell>
          <table:table-cell table:style-name="ce371" table:content-validation-name="val36"/>
          <table:table-cell table:style-name="ce173" table:content-validation-name="val44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7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355" table:content-validation-name="val26" office:value-type="float" office:value="3" calcext:value-type="float">
            <text:p>3</text:p>
          </table:table-cell>
          <table:table-cell table:style-name="ce371" table:content-validation-name="val37"/>
          <table:table-cell table:style-name="ce173" table:content-validation-name="val44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439" office:value-type="string" calcext:value-type="string" table:number-columns-spanned="3" table:number-rows-spanned="1">
            <text:p>Név</text:p>
          </table:table-cell>
          <table:covered-table-cell table:style-name="ce475"/>
          <table:covered-table-cell table:style-name="ce303"/>
          <table:table-cell table:style-name="ce47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355" table:content-validation-name="val27" office:value-type="float" office:value="1" calcext:value-type="float">
            <text:p>1</text:p>
          </table:table-cell>
          <table:table-cell table:style-name="ce371" table:content-validation-name="val38"/>
          <table:table-cell table:style-name="ce173" table:content-validation-name="val44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77" table:content-validation-name="val28"/>
          <table:table-cell table:style-name="ce371" table:content-validation-name="val28"/>
          <table:table-cell table:style-name="ce173" table:content-validation-name="val44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77" table:content-validation-name="val28"/>
          <table:table-cell table:style-name="ce371" table:content-validation-name="val28"/>
          <table:table-cell table:style-name="ce173" table:content-validation-name="val44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77" table:content-validation-name="val28"/>
          <table:table-cell table:style-name="ce371" table:content-validation-name="val28"/>
          <table:table-cell table:style-name="ce173" table:content-validation-name="val44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582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77" table:content-validation-name="val28"/>
          <table:table-cell table:style-name="ce371" table:content-validation-name="val28"/>
          <table:table-cell table:style-name="ce173" table:content-validation-name="val44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46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3"/>
          <table:table-cell table:style-name="ce397" table:number-columns-repeated="2"/>
          <table:table-cell table:style-name="ce400" table:number-columns-repeated="238"/>
          <table:table-cell table:number-columns-repeated="16128"/>
        </table:table-row>
        <table:table-row table:style-name="ro30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/>
          <table:covered-table-cell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29" office:value-type="float" office:value="1" calcext:value-type="float">
            <text:p>1</text:p>
          </table:table-cell>
          <table:table-cell table:style-name="ce371" table:content-validation-name="val39"/>
          <table:table-cell table:style-name="ce173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3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2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3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3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3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323" table:number-columns-repeated="5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7" table:number-columns-spanned="2" table:number-rows-spanned="1"/>
          <table:covered-table-cell table:style-name="ce53"/>
          <table:table-cell table:style-name="ce80" table:content-validation-name="val28"/>
          <table:table-cell table:style-name="ce371" table:content-validation-name="val28"/>
          <table:table-cell table:style-name="ce173" table:content-validation-name="val44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0"/>
          <table:table-cell table:style-name="ce174" table:content-validation-name="val48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0" table:number-columns-spanned="5" table:number-rows-spanned="1"/>
          <table:covered-table-cell table:number-columns-repeated="3" table:style-name="ce295"/>
          <table:covered-table-cell table:style-name="ce409"/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1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10"/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2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466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7" table:number-columns-spanned="2" table:number-rows-spanned="1"/>
          <table:covered-table-cell table:style-name="ce59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468" table:content-validation-name="val52" office:value-type="string" calcext:value-type="string">
            <text:p>Történelemism:[<text:span text:style-name="T42">saját régió</text:span><text:span text:style-name="T43">]</text:span></text:p>
          </table:table-cell>
          <table:table-cell table:style-name="ce497" table:content-validation-name="val60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1]+[.I61]" office:value-type="float" office:value="3" calcext:value-type="float">
            <text:p>3</text:p>
          </table:table-cell>
          <table:table-cell table:style-name="ce367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7" table:number-columns-spanned="2" table:number-rows-spanned="1"/>
          <table:covered-table-cell table:style-name="ce59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468" table:content-validation-name="val53" office:value-type="string" calcext:value-type="string">
            <text:p>Vallásism – [<text:span text:style-name="T42">saját pantheon</text:span><text:span text:style-name="T43">]</text:span></text:p>
          </table:table-cell>
          <table:table-cell table:style-name="ce497" table:content-validation-name="val61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2]+[.I62]" office:value-type="float" office:value="3" calcext:value-type="float">
            <text:p>3</text:p>
          </table:table-cell>
          <table:table-cell table:style-name="ce367" table:content-validation-name="val44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323" table:number-columns-repeated="2"/>
          <table:table-cell table:style-name="ce295" table:number-columns-repeated="238"/>
          <table:table-cell table:number-columns-repeated="16128"/>
        </table:table-row>
        <table:table-row table:style-name="ro30">
          <table:table-cell table:style-name="ce37" table:number-columns-spanned="2" table:number-rows-spanned="1"/>
          <table:covered-table-cell table:style-name="ce59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468" table:content-validation-name="val54" office:value-type="string" calcext:value-type="string">
            <text:p>Helyismeret: [<text:span text:style-name="T42">saját város</text:span>]</text:p>
          </table:table-cell>
          <table:table-cell table:style-name="ce497" table:content-validation-name="val62" office:value-type="float" office:value="0" calcext:value-type="float">
            <text:p>0</text:p>
          </table:table-cell>
          <table:table-cell table:style-name="ce304" table:content-validation-name="val59" office:value-type="float" office:value="10" calcext:value-type="float">
            <text:p>+10</text:p>
          </table:table-cell>
          <table:table-cell table:style-name="ce327" table:content-validation-name="val44" table:formula="of:=[.H64]+[.I64]" office:value-type="float" office:value="10" calcext:value-type="float">
            <text:p>10</text:p>
          </table:table-cell>
          <table:table-cell table:style-name="ce367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30">
          <table:table-cell table:style-name="ce37" table:number-columns-spanned="2" table:number-rows-spanned="1"/>
          <table:covered-table-cell table:style-name="ce59"/>
          <table:table-cell table:style-name="ce363" table:content-validation-name="val31"/>
          <table:table-cell table:style-name="ce363" table:content-validation-name="val43"/>
          <table:table-cell table:style-name="ce188" table:content-validation-name="val49"/>
          <table:table-cell table:style-name="ce295"/>
          <table:table-cell table:style-name="ce468" table:content-validation-name="val55" office:value-type="string" calcext:value-type="string">
            <text:p>Nyelvismeret – [<text:span text:style-name="T42">1. nyelv</text:span><text:span text:style-name="T43">]</text:span></text:p>
          </table:table-cell>
          <table:table-cell table:style-name="ce497" table:content-validation-name="val63" office:value-type="float" office:value="0" calcext:value-type="float">
            <text:p>0</text:p>
          </table:table-cell>
          <table:table-cell table:style-name="ce304" table:content-validation-name="val59" office:value-type="float" office:value="6" calcext:value-type="float">
            <text:p>+6</text:p>
          </table:table-cell>
          <table:table-cell table:style-name="ce327" table:content-validation-name="val44" table:formula="of:=[.H65]+[.I65]" office:value-type="float" office:value="6" calcext:value-type="float">
            <text:p>6</text:p>
          </table:table-cell>
          <table:table-cell table:style-name="ce367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364" table:content-validation-name="val31"/>
          <table:table-cell table:style-name="ce364" table:content-validation-name="val43"/>
          <table:table-cell table:style-name="ce190" table:content-validation-name="val49"/>
          <table:table-cell table:style-name="ce295"/>
          <table:table-cell table:style-name="ce232" table:content-validation-name="val56" office:value-type="string" calcext:value-type="string">
            <text:p><text:span text:style-name="T44">Nyelvismeret – [</text:span><text:span text:style-name="T45">2. nyelv</text:span><text:span text:style-name="T46">]</text:span></text:p>
          </table:table-cell>
          <table:table-cell table:style-name="ce292" table:content-validation-name="val64" office:value-type="float" office:value="0" calcext:value-type="float">
            <text:p>0</text:p>
          </table:table-cell>
          <table:table-cell table:style-name="ce305" table:content-validation-name="val59" office:value-type="float" office:value="3" calcext:value-type="float">
            <text:p>+3</text:p>
          </table:table-cell>
          <table:table-cell table:style-name="ce331" table:content-validation-name="val44" table:formula="of:=[.H66]+[.I66]" office:value-type="float" office:value="3" calcext:value-type="float">
            <text:p>3</text:p>
          </table:table-cell>
          <table:table-cell table:style-name="ce378" table:content-validation-name="val44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368" table:content-validation-name="val31"/>
          <table:table-cell table:style-name="ce368" table:content-validation-name="val43"/>
          <table:table-cell table:style-name="ce194" table:content-validation-name="val49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table:table-column table:style-name="co12" table:default-cell-style-name="ce275"/>
        <table:table-column table:style-name="co33" table:default-cell-style-name="ce275"/>
        <table:table-column table:style-name="co34" table:default-cell-style-name="ce275"/>
        <table:table-column table:style-name="co35" table:default-cell-style-name="ce275"/>
        <table:table-column table:style-name="co23" table:default-cell-style-name="ce275"/>
        <table:table-column table:style-name="co34" table:default-cell-style-name="ce275"/>
        <table:table-column table:style-name="co36" table:default-cell-style-name="ce275"/>
        <table:table-column table:style-name="co37" table:default-cell-style-name="ce275"/>
        <table:table-column table:style-name="co38" table:default-cell-style-name="ce275"/>
        <table:table-column table:style-name="co39" table:default-cell-style-name="ce275"/>
        <table:table-column table:style-name="co40" table:default-cell-style-name="ce275"/>
        <table:table-column table:style-name="co41" table:default-cell-style-name="ce275"/>
        <table:table-column table:style-name="co12" table:number-columns-repeated="244" table:default-cell-style-name="ce275"/>
        <table:table-column table:style-name="co15" table:number-columns-repeated="16128" table:default-cell-style-name="ce275"/>
        <table:table-row table:style-name="ro2">
          <table:table-cell table:style-name="ce402" table:content-validation-name="val5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4" table:formula="of:=[Tulajdonságok_képzettségek.K11]" office:value-type="float" office:value="0" calcext:value-type="float">
            <text:p>0</text:p>
          </table:table-cell>
          <table:table-cell table:style-name="ce633" table:content-validation-name="val50"/>
          <table:table-cell table:style-name="ce442" table:content-validation-name="val5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0"/>
          <table:covered-table-cell table:style-name="ce372" table:content-validation-name="val50"/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295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75" table:content-validation-name="val50"/>
          <table:covered-table-cell table:style-name="ce303" table:content-validation-name="val50"/>
          <table:table-cell table:style-name="ce475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1">
          <table:table-cell table:style-name="ce405" table:content-validation-name="val5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0"/>
          <table:covered-table-cell table:style-name="ce429"/>
          <table:covered-table-cell/>
          <table:table-cell table:style-name="ce434" table:content-validation-name="val75" table:formula="of:=[Tulajdonságok_képzettségek.D55]" office:value-type="float" office:value="0" calcext:value-type="float">
            <text:p>0</text:p>
          </table:table-cell>
          <table:table-cell table:style-name="ce295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49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content-validation-name="val50" table:number-columns-spanned="6" table:number-rows-spanned="1"/>
          <table:covered-table-cell table:number-columns-repeated="5" table:content-validation-name="val50"/>
          <table:table-cell table:style-name="ce295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8">
          <table:table-cell table:style-name="ce25" table:content-validation-name="val50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0"/>
          <table:covered-table-cell table:style-name="ce71" table:content-validation-name="val50"/>
          <table:covered-table-cell table:style-name="ce51" table:content-validation-name="val50"/>
          <table:covered-table-cell table:style-name="ce164" table:content-validation-name="val50"/>
          <table:covered-table-cell/>
          <table:table-cell table:style-name="ce295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1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0"/>
          <table:covered-table-cell/>
          <table:table-cell table:style-name="ce75" table:content-validation-name="val50" office:value-type="string" calcext:value-type="string">
            <text:p>Max</text:p>
          </table:table-cell>
          <table:table-cell table:style-name="ce75" table:content-validation-name="val50" office:value-type="string" calcext:value-type="string">
            <text:p>Fok</text:p>
          </table:table-cell>
          <table:table-cell table:style-name="ce167" table:content-validation-name="val50" office:value-type="string" calcext:value-type="string">
            <text:p>KP</text:p>
          </table:table-cell>
          <table:table-cell table:style-name="ce295" table:content-validation-name="val50"/>
          <table:table-cell table:style-name="ce211" table:content-validation-name="val5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0"/>
          <table:covered-table-cell table:style-name="ce374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9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75" table:content-validation-name="val50"/>
          <table:covered-table-cell table:style-name="ce303" table:content-validation-name="val50"/>
          <table:table-cell table:style-name="ce475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0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1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2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3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4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5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211" table:content-validation-name="val5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0"/>
          <table:covered-table-cell table:style-name="ce452" table:content-validation-name="val50"/>
          <table:covered-table-cell table:style-name="ce376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6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22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0"/>
          <table:covered-table-cell table:style-name="ce75" table:content-validation-name="val50"/>
          <table:table-cell table:style-name="ce453" table:content-validation-name="val50" office:value-type="string" calcext:value-type="string">
            <text:p>Szint</text:p>
          </table:table-cell>
          <table:table-cell table:style-name="ce377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7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68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8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68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371" table:content-validation-name="val50"/>
          <table:table-cell table:style-name="ce435" table:content-validation-name="val44" table:formula="of:=[.$E19]*[$KP_tablazat.$K$14]" office:value-type="float" office:value="0" calcext:value-type="float">
            <text:p>0</text:p>
          </table:table-cell>
          <table:table-cell table:style-name="ce295" table:content-validation-name="val50"/>
          <table:table-cell table:style-name="ce468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19]+[.J19]" office:value-type="float" office:value="0" calcext:value-type="float">
            <text:p>0</text:p>
          </table:table-cell>
          <table:table-cell table:style-name="ce367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610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28" office:value-type="float" office:value="5" calcext:value-type="float">
            <text:p>5</text:p>
          </table:table-cell>
          <table:table-cell table:style-name="ce371" table:content-validation-name="val72"/>
          <table:table-cell table:style-name="ce438" table:content-validation-name="val44" table:formula="of:=-[.$E20]*[$KP_tablazat.$K$30]" office:value-type="float" office:value="-0" calcext:value-type="float">
            <text:p>0</text:p>
          </table:table-cell>
          <table:table-cell table:style-name="ce295" table:content-validation-name="val50"/>
          <table:table-cell table:style-name="ce468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0]+[.J20]" office:value-type="float" office:value="0" calcext:value-type="float">
            <text:p>0</text:p>
          </table:table-cell>
          <table:table-cell table:style-name="ce367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610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371" table:content-validation-name="val73"/>
          <table:table-cell table:style-name="ce438" table:content-validation-name="val44" table:formula="of:=-[.$E21]*[$KP_tablazat.$K$28]" office:value-type="float" office:value="-0" calcext:value-type="float">
            <text:p>0</text:p>
          </table:table-cell>
          <table:table-cell table:style-name="ce295" table:content-validation-name="val50"/>
          <table:table-cell table:style-name="ce468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1]+[.J21]" office:value-type="float" office:value="0" calcext:value-type="float">
            <text:p>0</text:p>
          </table:table-cell>
          <table:table-cell table:style-name="ce367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0">
          <table:table-cell table:style-name="ce610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371" table:content-validation-name="val74"/>
          <table:table-cell table:style-name="ce438" table:content-validation-name="val44" table:formula="of:=-[.$E22]*[$KP_tablazat.$K$29]" office:value-type="float" office:value="-0" calcext:value-type="float">
            <text:p>0</text:p>
          </table:table-cell>
          <table:table-cell table:style-name="ce295" table:content-validation-name="val50"/>
          <table:table-cell table:style-name="ce445" table:content-validation-name="val78" table:number-columns-spanned="3" table:number-rows-spanned="1"/>
          <table:covered-table-cell table:number-columns-repeated="2" table:style-name="ce447" table:content-validation-name="val50"/>
          <table:table-cell table:style-name="ce457" table:content-validation-name="val66" office:value-type="float" office:value="0" calcext:value-type="float">
            <text:p>0</text:p>
          </table:table-cell>
          <table:table-cell table:style-name="ce461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style-name="ce468" table:content-validation-name="val50"/>
          <table:covered-table-cell table:style-name="ce288" table:content-validation-name="val50"/>
          <table:covered-table-cell table:style-name="ce433" table:content-validation-name="val50"/>
          <table:covered-table-cell table:style-name="ce468" table:content-validation-name="val50"/>
          <table:covered-table-cell table:style-name="ce288" table:content-validation-name="val50"/>
          <table:table-cell table:number-columns-repeated="12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61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17"/>
          <table:table-cell table:style-name="ce617" office:value-type="string" calcext:value-type="string" table:number-columns-spanned="3" table:number-rows-spanned="1">
            <text:p>Típusa</text:p>
          </table:table-cell>
          <table:covered-table-cell table:number-columns-repeated="2" table:style-name="ce617"/>
          <table:table-cell table:style-name="ce6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17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content-validation-name="val50" table:number-columns-repeated="12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0" table:number-columns-repeated="256"/>
          <table:table-cell table:number-columns-repeated="16128"/>
        </table:table-row>
        <table:table-row table:style-name="ro2">
          <table:table-cell table:content-validation-name="val50" table:number-columns-repeated="13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table:table-column table:style-name="co42" table:default-cell-style-name="ce275"/>
        <table:table-column table:style-name="co43" table:default-cell-style-name="ce275"/>
        <table:table-column table:style-name="co44" table:default-cell-style-name="ce275"/>
        <table:table-column table:style-name="co45" table:default-cell-style-name="ce275"/>
        <table:table-column table:style-name="co46" table:number-columns-repeated="2" table:default-cell-style-name="ce275"/>
        <table:table-column table:style-name="co47" table:number-columns-repeated="3" table:default-cell-style-name="ce275"/>
        <table:table-column table:style-name="co50" table:default-cell-style-name="ce275"/>
        <table:table-column table:style-name="co56" table:default-cell-style-name="ce275"/>
        <table:table-column table:style-name="co57" table:default-cell-style-name="ce275"/>
        <table:table-column table:style-name="co56" table:default-cell-style-name="ce275"/>
        <table:table-column table:style-name="co57" table:default-cell-style-name="ce275"/>
        <table:table-column table:style-name="co58" table:default-cell-style-name="ce275"/>
        <table:table-column table:style-name="co59" table:default-cell-style-name="ce385"/>
        <table:table-column table:style-name="co60" table:default-cell-style-name="ce1013"/>
        <table:table-column table:style-name="co12" table:number-columns-repeated="239" table:default-cell-style-name="ce275"/>
        <table:table-column table:style-name="co15" table:number-columns-repeated="16128" table:default-cell-style-name="ce275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295"/>
          <table:covered-table-cell table:number-columns-repeated="5" table:style-name="ce576"/>
          <table:covered-table-cell table:number-columns-repeated="2" table:style-name="ce295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9">
          <table:table-cell table:style-name="ce295"/>
          <table:table-cell table:style-name="ce295" table:number-columns-spanned="6" table:number-rows-spanned="1"/>
          <table:covered-table-cell table:number-columns-repeated="5" table:style-name="ce295"/>
          <table:table-cell table:style-name="ce295" table:number-columns-repeated="8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422"/>
          <table:table-cell table:style-name="ce726" table:content-validation-name="val90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726" table:content-validation-name="val110" office:value-type="string" calcext:value-type="string">
            <text:p>Módosítók</text:p>
          </table:table-cell>
          <table:table-cell table:style-name="ce726" table:content-validation-name="val117" office:value-type="string" calcext:value-type="string">
            <text:p>Összesen</text:p>
          </table:table-cell>
          <table:table-cell table:style-name="ce295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295"/>
          <table:table-cell table:style-name="ce795" table:content-validation-name="val137" table:formula="of:=SUM([.B5:.B6])" office:value-type="float" office:value="0" calcext:value-type="float">
            <text:p>0 HM</text:p>
          </table:table-cell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770" table:content-validation-name="val101" office:value-type="float" office:value="10" calcext:value-type="float">
            <text:p>10</text:p>
          </table:table-cell>
          <table:table-cell table:style-name="ce770" table:content-validation-name="val11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818" table:content-validation-name="val118" table:formula="of:=[.C4]+[.D4]" office:value-type="float" office:value="15" calcext:value-type="float">
            <text:p>15</text:p>
          </table:table-cell>
          <table:table-cell table:style-name="ce295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295"/>
          <table:table-cell table:style-name="ce948" table:content-validation-name="val138" table:formula="of:=[KP_tablazat.K20]*[Tulajdonságok_képzettségek.D8]" office:value-type="float" office:value="30" calcext:value-type="float">
            <text:p>30 HM</text:p>
          </table:table-cell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TÉ alap</text:p>
          </table:table-cell>
          <table:table-cell table:style-name="ce519" table:content-validation-name="val91" office:value-type="float" office:value="0" calcext:value-type="float">
            <text:p>0</text:p>
          </table:table-cell>
          <table:table-cell table:style-name="ce770" table:content-validation-name="val101" office:value-type="float" office:value="20" calcext:value-type="float">
            <text:p>20</text:p>
          </table:table-cell>
          <table:table-cell table:style-name="ce770" table:content-validation-name="val11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18" table:content-validation-name="val119" table:formula="of:=[.C5]+[.B5]+[.D5]" office:value-type="float" office:value="20" calcext:value-type="float">
            <text:p>20</text:p>
          </table:table-cell>
          <table:table-cell table:style-name="ce295" table:number-columns-repeated="5"/>
          <table:table-cell/>
          <table:table-cell table:style-name="ce295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VÉ alap</text:p>
          </table:table-cell>
          <table:table-cell table:style-name="ce520" table:content-validation-name="val91" office:value-type="float" office:value="0" calcext:value-type="float">
            <text:p>0</text:p>
          </table:table-cell>
          <table:table-cell table:style-name="ce770" table:content-validation-name="val101" office:value-type="float" office:value="120" calcext:value-type="float">
            <text:p>120</text:p>
          </table:table-cell>
          <table:table-cell table:style-name="ce770" table:content-validation-name="val11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18" table:content-validation-name="val120" table:formula="of:=[.C6]+[.B6]+[.D6]" office:value-type="float" office:value="120" calcext:value-type="float">
            <text:p>120</text:p>
          </table:table-cell>
          <table:table-cell table:style-name="ce295" table:number-columns-repeated="5"/>
          <table:table-cell/>
          <table:table-cell table:style-name="ce295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295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295"/>
          <table:table-cell table:style-name="ce828" table:content-validation-name="val41" table:formula="of:=[.B8]" office:value-type="float" office:value="0" calcext:value-type="float">
            <text:p>0 HM</text:p>
          </table:table-cell>
          <table:table-cell table:style-name="ce295"/>
          <table:table-cell/>
          <table:table-cell table:style-name="ce295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CÉ alap</text:p>
          </table:table-cell>
          <table:table-cell table:style-name="ce521" table:content-validation-name="val92" office:value-type="float" office:value="0" calcext:value-type="float">
            <text:p>0</text:p>
          </table:table-cell>
          <table:table-cell table:style-name="ce770" table:content-validation-name="val102" table:formula="of:=[KP_tablazat.K17]" office:value-type="float" office:value="-30" calcext:value-type="float">
            <text:p>-30</text:p>
          </table:table-cell>
          <table:table-cell table:style-name="ce234" table:content-validation-name="val114" table:formula="of:=2*[Tulajdonságok_képzettségek.C24]" office:value-type="float" office:value="0" calcext:value-type="float">
            <text:p>0</text:p>
          </table:table-cell>
          <table:table-cell table:style-name="ce818" table:content-validation-name="val121" table:formula="of:=[.C8]+[.B8]+[.D8]" office:value-type="float" office:value="-30" calcext:value-type="float">
            <text:p>-30</text:p>
          </table:table-cell>
          <table:table-cell table:style-name="ce295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295"/>
          <table:table-cell table:style-name="ce948" table:content-validation-name="val139" table:formula="of:=[KP_tablazat.K23]*[Tulajdonságok_képzettségek.$D$8]" office:value-type="float" office:value="20" calcext:value-type="float">
            <text:p>20 HM</text:p>
          </table:table-cell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295" table:number-columns-spanned="9" table:number-rows-spanned="1"/>
          <table:covered-table-cell table:number-columns-repeated="5" table:style-name="ce576"/>
          <table:covered-table-cell table:number-columns-repeated="3" table:style-name="ce295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0">
          <table:table-cell table:style-name="ce465" office:value-type="string" calcext:value-type="string">
            <text:p>Maradt KP:</text:p>
          </table:table-cell>
          <table:table-cell table:style-name="ce522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95"/>
          <table:table-cell table:style-name="ce798" office:value-type="string" calcext:value-type="string">
            <text:p>KP HM-re:</text:p>
          </table:table-cell>
          <table:table-cell table:style-name="ce616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295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295"/>
          <table:table-cell table:style-name="ce829" table:content-validation-name="val140" table:formula="of:=(([.I3]+[.I7])/[Tulajdonságok_képzettségek.D8])" office:value-type="float" office:value="0" calcext:value-type="float">
            <text:p>0 HM</text:p>
          </table:table-cell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81"/>
          <table:table-cell table:style-name="ce681" table:number-columns-spanned="6" table:number-rows-spanned="1"/>
          <table:covered-table-cell table:number-columns-repeated="5" table:style-name="ce681"/>
          <table:table-cell table:style-name="ce681" table:number-columns-repeated="8"/>
          <table:table-cell table:style-name="ce932"/>
          <table:table-cell table:style-name="ce959"/>
          <table:table-cell table:style-name="ce681" table:number-columns-repeated="239"/>
          <table:table-cell table:number-columns-repeated="16128"/>
        </table:table-row>
        <table:table-row table:style-name="ro32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295"/>
          <table:table-cell/>
          <table:table-cell table:style-name="ce295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3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771" table:content-validation-name="val103" office:value-type="string" calcext:value-type="string">
            <text:p>Szint</text:p>
          </table:table-cell>
          <table:table-cell table:style-name="ce771" office:value-type="string" calcext:value-type="string">
            <text:p>KÉ</text:p>
          </table:table-cell>
          <table:table-cell table:style-name="ce771" office:value-type="string" calcext:value-type="string">
            <text:p>TÉ/CÉ</text:p>
          </table:table-cell>
          <table:table-cell table:style-name="ce771" office:value-type="string" calcext:value-type="string">
            <text:p>VÉ</text:p>
          </table:table-cell>
          <table:table-cell table:style-name="ce771" table:content-validation-name="val126" office:value-type="string" calcext:value-type="string">
            <text:p>Sebesség</text:p>
          </table:table-cell>
          <table:table-cell table:style-name="ce771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3" table:formula="of:=[Tulajdonságok_képzettségek.$J16]" office:value-type="float" office:value="0" calcext:value-type="float">
            <text:p>0</text:p>
          </table:table-cell>
          <table:table-cell table:style-name="ce589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6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3" table:formula="of:=[Tulajdonságok_képzettségek.$J17]" office:value-type="float" office:value="0" calcext:value-type="float">
            <text:p>0</text:p>
          </table:table-cell>
          <table:table-cell table:style-name="ce589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6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3" table:formula="of:=[Tulajdonságok_képzettségek.$J18]" office:value-type="float" office:value="0" calcext:value-type="float">
            <text:p>0</text:p>
          </table:table-cell>
          <table:table-cell table:style-name="ce589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6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3" table:formula="of:=[Tulajdonságok_képzettségek.$J19]" office:value-type="float" office:value="0" calcext:value-type="float">
            <text:p>0</text:p>
          </table:table-cell>
          <table:table-cell table:style-name="ce589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6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3" table:formula="of:=[Tulajdonságok_képzettségek.$J20]" office:value-type="float" office:value="0" calcext:value-type="float">
            <text:p>0</text:p>
          </table:table-cell>
          <table:table-cell table:style-name="ce589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3" table:formula="of:=[Tulajdonságok_képzettségek.$J21]" office:value-type="float" office:value="0" calcext:value-type="float">
            <text:p>0</text:p>
          </table:table-cell>
          <table:table-cell table:style-name="ce589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3" table:formula="of:=[Tulajdonságok_képzettségek.$J22]" office:value-type="float" office:value="0" calcext:value-type="float">
            <text:p>0</text:p>
          </table:table-cell>
          <table:table-cell table:style-name="ce589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3" table:formula="of:=[Tulajdonságok_képzettségek.$J24]" office:value-type="float" office:value="0" calcext:value-type="float">
            <text:p>0</text:p>
          </table:table-cell>
          <table:table-cell table:style-name="ce589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95" table:number-columns-repeated="2"/>
          <table:table-cell table:number-columns-repeated="2"/>
          <table:table-cell table:style-name="ce295" table:number-columns-repeated="2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4">
          <table:table-cell table:style-name="ce681" table:number-columns-spanned="9" table:number-rows-spanned="1"/>
          <table:covered-table-cell table:number-columns-repeated="7" table:style-name="ce681"/>
          <table:covered-table-cell table:style-name="ce844"/>
          <table:table-cell table:style-name="ce681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681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739"/>
          <table:covered-table-cell table:number-columns-repeated="5" table:style-name="ce562"/>
          <table:covered-table-cell table:style-name="ce739"/>
          <table:covered-table-cell table:style-name="ce868"/>
          <table:table-cell table:style-name="ce920" office:value-type="string" calcext:value-type="string">
            <text:p>TODO: új sor: Puszta kéz közelharcban</text:p>
          </table:table-cell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87" table:content-validation-name="val50" office:value-type="string" calcext:value-type="string">
            <text:p>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868" office:value-type="string" calcext:value-type="string">
            <text:p>SP</text:p>
          </table:table-cell>
          <table:table-cell table:style-name="ce868" office:value-type="string" calcext:value-type="string" table:number-columns-spanned="2" table:number-rows-spanned="1">
            <text:p>Komment</text:p>
          </table:table-cell>
          <table:covered-table-cell table:style-name="ce295"/>
          <table:table-cell table:style-name="ce681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483" table:content-validation-name="val80" office:value-type="string" calcext:value-type="string">
            <text:p>Puszta kéz</text:p>
          </table:table-cell>
          <table:table-cell table:style-name="ce528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84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84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84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0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05" table:content-validation-name="val5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1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0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0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0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0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0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0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784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0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29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95"/>
          <table:table-cell table:style-name="ce681"/>
          <table:table-cell table:style-name="ce932"/>
          <table:table-cell table:style-name="ce295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87" table:content-validation-name="val82" office:value-type="string" calcext:value-type="string">
            <text:p>Távolsági 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868" office:value-type="string" calcext:value-type="string">
            <text:p>SP</text:p>
          </table:table-cell>
          <table:table-cell table:style-name="ce868" office:value-type="string" calcext:value-type="string" table:number-columns-spanned="2" table:number-rows-spanned="1">
            <text:p>Hatótáv + Komment</text:p>
          </table:table-cell>
          <table:covered-table-cell table:style-name="ce295"/>
          <table:table-cell table:style-name="ce681"/>
          <table:table-cell table:style-name="ce932"/>
          <table:table-cell table:style-name="ce935"/>
          <table:table-cell/>
          <table:table-cell table:style-name="ce932"/>
          <table:table-cell table:style-name="ce295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0" table:content-validation-name="val83" office:value-type="string" calcext:value-type="string">
            <text:p><text:s/>__</text:p>
          </table:table-cell>
          <table:table-cell table:style-name="ce528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8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84" table:content-validation-name="val13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295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1">
          <table:table-cell table:style-name="ce691" table:content-validation-name="val84" office:value-type="string" calcext:value-type="string">
            <text:p><text:s/>__</text:p>
          </table:table-cell>
          <table:table-cell table:style-name="ce528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84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8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84" table:content-validation-name="val13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295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295"/>
          <table:covered-table-cell table:style-name="ce400"/>
          <table:table-cell table:style-name="ce295" table:number-columns-repeated="2"/>
          <table:table-cell table:style-name="ce936"/>
          <table:table-cell table:style-name="ce295" table:number-columns-repeated="3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295"/>
          <table:table-cell table:style-name="ce576"/>
          <table:table-cell table:style-name="ce934"/>
          <table:table-cell table:style-name="ce295" table:number-columns-repeated="2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36">
          <table:table-cell table:style-name="ce487" table:content-validation-name="val85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739" table:content-validation-name="val94"/>
          <table:table-cell table:style-name="ce566" table:content-validation-name="val106" office:value-type="string" calcext:value-type="string">
            <text:p>Tám/kör</text:p>
          </table:table-cell>
          <table:table-cell table:style-name="ce687" office:value-type="string" calcext:value-type="string">
            <text:p>KÉ</text:p>
          </table:table-cell>
          <table:table-cell table:style-name="ce687" office:value-type="string" calcext:value-type="string">
            <text:p>TÉ/CÉ</text:p>
          </table:table-cell>
          <table:table-cell table:style-name="ce687" office:value-type="string" calcext:value-type="string">
            <text:p>VÉ/Osztó</text:p>
          </table:table-cell>
          <table:table-cell table:style-name="ce868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295"/>
          <table:table-cell table:style-name="ce295"/>
          <table:table-cell table:style-name="ce576" table:content-validation-name="val50"/>
          <table:table-cell/>
          <table:table-cell table:style-name="ce295" table:number-columns-repeated="2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8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4"/>
          <table:table-cell table:style-name="ce784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1" table:formula="of:=[.G25]" office:value-type="string" office:string-value="-5 Z" calcext:value-type="string">
            <text:p>-5 Z</text:p>
          </table:table-cell>
          <table:table-cell table:style-name="ce908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295"/>
          <table:table-cell table:style-name="ce582"/>
          <table:table-cell/>
          <table:table-cell table:style-name="ce295" table:number-columns-repeated="2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87"/>
          <table:table-cell table:style-name="ce784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295"/>
          <table:table-cell table:style-name="ce933"/>
          <table:table-cell table:style-name="ce939"/>
          <table:table-cell table:style-name="ce295" table:number-columns-repeated="2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784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[.G27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845"/>
          <table:table-cell table:style-name="ce295"/>
          <table:table-cell table:style-name="ce933"/>
          <table:table-cell table:style-name="ce934"/>
          <table:table-cell table:style-name="ce295" table:number-columns-repeated="2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784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[.G28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845"/>
          <table:table-cell table:style-name="ce295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784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84" table:content-validation-name="val128" table:formula="of:=[.G29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845"/>
          <table:table-cell table:style-name="ce295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784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71" table:content-validation-name="val128" table:formula="of:=[.G30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854"/>
          <table:table-cell table:style-name="ce295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90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87"/>
          <table:table-cell table:style-name="ce568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28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295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91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87"/>
          <table:table-cell table:style-name="ce569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28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295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570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784" table:number-columns-spanned="3" table:number-rows-spanned="1"/>
          <table:covered-table-cell table:number-columns-repeated="2" table:style-name="ce908"/>
          <table:table-cell table:style-name="ce295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784" table:content-validation-name="val132"/>
          <table:covered-table-cell table:style-name="ce908"/>
          <table:covered-table-cell table:style-name="ce295"/>
          <table:table-cell table:style-name="ce295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08"/>
          <table:table-cell table:style-name="ce601" office:value-type="float" office:value="0" calcext:value-type="float">
            <text:p>0</text:p>
          </table:table-cell>
          <table:table-cell table:style-name="ce626" table:content-validation-name="val124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4" table:formula="of:=VLOOKUP([.$B$49];pajzsok;3;0)" office:value-type="float" office:value="0" calcext:value-type="float">
            <text:p>0</text:p>
          </table:table-cell>
          <table:table-cell table:style-name="ce871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295"/>
          <table:table-cell table:style-name="ce295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295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295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295" table:number-columns-repeated="234"/>
          <table:table-cell table:number-columns-repeated="16128"/>
        </table:table-row>
        <table:table-row table:style-name="ro37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681"/>
          <table:table-cell/>
          <table:table-cell table:style-name="ce944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95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681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681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6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757"/>
          <table:table-cell table:style-name="ce632" table:content-validation-name="val106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681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681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Elsődleges fegyver</text:p>
          </table:table-cell>
          <table:table-cell table:style-name="ce753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09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681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Másodlagos fegyver</text:p>
          </table:table-cell>
          <table:table-cell table:style-name="ce75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09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681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681"/>
          <table:table-cell/>
          <table:table-cell table:style-name="ce958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1230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1230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1230" table:content-validation-name="val145" table:formula="of:=IF([.$B$53]&gt;0;[.O$55];0)" office:value-type="float" office:value="0" calcext:value-type="float">
            <text:p>0</text:p>
          </table:table-cell>
          <table:table-cell table:style-name="ce1230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681" table:number-columns-repeated="234"/>
          <table:table-cell table:number-columns-repeated="16128"/>
        </table:table-row>
        <table:table-row table:style-name="ro30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99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827" office:value-type="string" calcext:value-type="string">
            <text:p>HM Sebesség</text:p>
          </table:table-cell>
          <table:table-cell table:style-name="ce827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827"/>
          <table:table-cell table:style-name="ce875" table:content-validation-name="val79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295"/>
          <table:table-cell table:style-name="ce959" table:number-columns-repeated="4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681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681" table:number-columns-repeated="239"/>
          <table:table-cell table:number-columns-repeated="16128"/>
        </table:table-row>
        <table:table-row table:style-name="ro2">
          <table:table-cell table:style-name="ce502" table:content-validation-name="val89" office:value-type="string" calcext:value-type="string">
            <text:p><text:s/>Páncél, vértezet</text:p>
          </table:table-cell>
          <table:table-cell table:style-name="ce757" table:number-columns-spanned="2" table:number-rows-spanned="1"/>
          <table:covered-table-cell table:style-name="ce757"/>
          <table:table-cell table:style-name="ce605" table:content-validation-name="val116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759" table:number-columns-spanned="2" table:number-rows-spanned="1"/>
          <table:covered-table-cell table:style-name="ce796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796" office:value-type="string" calcext:value-type="string">
            <text:p>Szúró</text:p>
          </table:table-cell>
          <table:table-cell table:style-name="ce796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681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759" table:content-validation-name="val100" table:number-columns-spanned="2" table:number-rows-spanned="1"/>
          <table:covered-table-cell table:style-name="ce796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295" table:number-columns-repeated="3"/>
          <table:table-cell table:style-name="ce797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759" table:number-columns-spanned="2" table:number-rows-spanned="1"/>
          <table:covered-table-cell table:style-name="ce759"/>
          <table:table-cell table:style-name="ce607" office:value-type="string" calcext:value-type="string">
            <text:p>2x Erő</text:p>
          </table:table-cell>
          <table:table-cell table:style-name="ce643" table:content-validation-name="val79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295" table:number-columns-repeated="3"/>
          <table:table-cell table:style-name="ce797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759" table:number-columns-spanned="2" table:number-rows-spanned="1"/>
          <table:covered-table-cell table:style-name="ce759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2" table:formula="of:=[$Tulajdonságok_képzettségek.D32]" office:value-type="float" office:value="0" calcext:value-type="float">
            <text:p>0. fok</text:p>
          </table:table-cell>
          <table:table-cell table:style-name="ce295" table:number-columns-repeated="3"/>
          <table:table-cell table:style-name="ce797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759" table:number-columns-spanned="2" table:number-rows-spanned="1"/>
          <table:covered-table-cell table:style-name="ce759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851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851"/>
          <table:table-cell table:style-name="ce892" table:content-validation-name="val143" office:value-type="float" office:value="1" calcext:value-type="float">
            <text:p>1</text:p>
          </table:table-cell>
          <table:table-cell table:style-name="ce929" office:value-type="string" calcext:value-type="string">
            <text:p>TODO: mennyire passzol</text:p>
          </table:table-cell>
          <table:table-cell table:style-name="ce295" table:number-columns-repeated="2"/>
          <table:table-cell table:style-name="ce797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681"/>
          <table:covered-table-cell table:number-columns-repeated="3"/>
          <table:covered-table-cell table:style-name="ce681"/>
          <table:covered-table-cell table:style-name="ce844"/>
          <table:table-cell table:style-name="ce295" table:number-columns-repeated="3"/>
          <table:table-cell table:style-name="ce797" table:number-columns-repeated="3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8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295"/>
          <table:table-cell table:style-name="ce664" office:value-type="string" calcext:value-type="string">
            <text:p>ÉP</text:p>
          </table:table-cell>
          <table:table-cell table:style-name="ce705" table:content-validation-name="val13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4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97" table:number-columns-repeated="6"/>
          <table:table-cell table:style-name="ce991"/>
          <table:table-cell table:style-name="ce959"/>
          <table:table-cell table:style-name="ce797" table:number-columns-repeated="238"/>
          <table:table-cell table:style-name="ce295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66"/>
          <table:table-cell table:style-name="ce710"/>
          <table:table-cell table:style-name="ce773"/>
          <table:table-cell table:style-name="ce902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68"/>
          <table:table-cell table:style-name="ce716"/>
          <table:table-cell table:style-name="ce777"/>
          <table:table-cell table:style-name="ce903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75"/>
          <table:table-cell table:style-name="ce719"/>
          <table:table-cell table:style-name="ce778"/>
          <table:table-cell table:style-name="ce904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76"/>
          <table:table-cell table:style-name="ce725"/>
          <table:table-cell table:style-name="ce780"/>
          <table:table-cell table:style-name="ce911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77"/>
          <table:table-cell table:style-name="ce727"/>
          <table:table-cell table:style-name="ce781"/>
          <table:table-cell table:style-name="ce912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7"/>
          <table:covered-table-cell table:style-name="ce917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5" office:value-type="string" calcext:value-type="string">
            <text:p>-</text:p>
          </table:table-cell>
          <table:table-cell table:style-name="ce729" table:content-validation-name="val135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6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4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797"/>
          <table:table-cell table:style-name="ce295" table:number-columns-repeated="6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295"/>
          <table:table-cell table:style-name="ce556"/>
          <table:table-cell table:style-name="ce295" table:number-columns-repeated="13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 table:number-rows-repeated="65465">
          <table:table-cell table:style-name="ce295" table:number-columns-repeated="15"/>
          <table:table-cell table:style-name="ce576"/>
          <table:table-cell table:style-name="ce959"/>
          <table:table-cell table:style-name="ce295" table:number-columns-repeated="239"/>
          <table:table-cell table:number-columns-repeated="16128"/>
        </table:table-row>
        <table:table-row table:style-name="ro2" table:number-rows-repeated="9">
          <table:table-cell table:style-name="ce2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61" table:default-cell-style-name="ce275"/>
        <table:table-column table:style-name="co62" table:default-cell-style-name="ce275"/>
        <table:table-column table:style-name="co63" table:default-cell-style-name="ce275"/>
        <table:table-column table:style-name="co64" table:default-cell-style-name="ce275"/>
        <table:table-column table:style-name="co65" table:default-cell-style-name="ce275"/>
        <table:table-column table:style-name="co66" table:default-cell-style-name="ce275"/>
        <table:table-column table:style-name="co67" table:default-cell-style-name="ce275"/>
        <table:table-column table:style-name="co68" table:default-cell-style-name="ce275"/>
        <table:table-column table:style-name="co69" table:default-cell-style-name="ce275"/>
        <table:table-column table:style-name="co70" table:default-cell-style-name="ce275"/>
        <table:table-column table:style-name="co79" table:default-cell-style-name="ce275"/>
        <table:table-column table:style-name="co40" table:number-columns-repeated="2" table:default-cell-style-name="ce275"/>
        <table:table-column table:style-name="co12" table:number-columns-repeated="243" table:default-cell-style-name="ce275"/>
        <table:table-column table:style-name="co15" table:number-columns-repeated="16128" table:default-cell-style-name="ce275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0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48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2">Tradíció képzettségek </text:span><text:span text:style-name="T40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2">Mágiaiskolák (Átfogó) </text:span><text:span text:style-name="T40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47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475"/>
          <table:table-cell table:style-name="ce47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30">
          <table:table-cell table:style-name="ce1015" office:value-type="string" calcext:value-type="string" table:number-columns-spanned="4" table:number-rows-spanned="1">
            <text:p><text:span text:style-name="T48">[</text:span><text:span text:style-name="T49">Tradíció neve</text:span><text:span text:style-name="T50">]</text:span></text:p>
          </table:table-cell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6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1" office:value-type="float" office:value="4" calcext:value-type="float">
            <text:p>4</text:p>
          </table:table-cell>
          <table:table-cell table:style-name="ce1028" table:content-validation-name="val147" office:value-type="float" office:value="0" calcext:value-type="float">
            <text:p>0</text:p>
          </table:table-cell>
          <table:table-cell table:style-name="ce1031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28" office:value-type="string" calcext:value-type="string" table:number-columns-spanned="6" table:number-rows-spanned="1">
            <text:p><text:span text:style-name="T32">Pszi iskola (képzettség) </text:span><text:span text:style-name="T40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475"/>
          <table:covered-table-cell table:style-name="ce303"/>
          <table:table-cell table:style-name="ce47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0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59"/>
          <table:covered-table-cell table:style-name="ce696" table:content-validation-name="val59"/>
          <table:table-cell table:style-name="ce1044" table:content-validation-name="val66" office:value-type="float" office:value="0" calcext:value-type="float">
            <text:p>0</text:p>
          </table:table-cell>
          <table:table-cell table:style-name="ce461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1">
          <table:table-cell table:style-name="ce125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252"/>
          <table:table-cell table:style-name="ce12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252"/>
          <table:table-cell table:style-name="ce1252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1252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262" table:number-columns-spanned="4" table:number-rows-spanned="1"/>
          <table:covered-table-cell table:number-columns-repeated="3" table:style-name="ce1262"/>
          <table:table-cell table:style-name="ce446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262" table:number-columns-spanned="4" table:number-rows-spanned="1"/>
          <table:covered-table-cell table:number-columns-repeated="3" table:style-name="ce1262"/>
          <table:table-cell table:style-name="ce446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style-name="ce199" table:number-columns-repeated="1011"/>
          <table:table-cell table:number-columns-repeated="15360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38">
          <table:table-cell table:style-name="ce1253" table:content-validation-name="val50" table:number-columns-spanned="13" table:number-rows-spanned="1"/>
          <table:covered-table-cell table:number-columns-repeated="11" table:style-name="ce1253" table:content-validation-name="val50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6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7">
          <table:table-cell table:style-name="ce1289"/>
          <table:table-cell table:style-name="ce1296" office:value-type="string" calcext:value-type="string">
            <text:p><text:span text:style-name="T52">→ </text:span><text:span text:style-name="T53">KP = 150 + (T.sz  x (100 + (2 x Intelligencia)))  + (T.sz. X (4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54">→Egy primer képzettség értéke legfeljebb (szint+3) lehet</text:span></text:p>
            <text:p><text:span text:style-name="T54">→Egy szekunder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9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6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1"/>
          <table:table-cell table:style-name="ce1298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301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80" table:default-cell-style-name="ce275"/>
        <table:table-column table:style-name="co12" table:number-columns-repeated="255" table:default-cell-style-name="ce275"/>
        <table:table-column table:style-name="co15" table:number-columns-repeated="16128" table:default-cell-style-name="ce275"/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Szekunder képzettségek maximuma: (szint x <text:span text:style-name="T63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6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Kiegészítő KP / Szint: (</text:span><text:span text:style-name="T65">20</text:span><text:span text:style-name="T64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58">→ </text:span><text:span text:style-name="T66">lefelé</text:span><text:span text:style-name="T58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64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9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40">
          <table:table-cell office:value-type="string" calcext:value-type="string">
            <text:p>  <text:span text:style-name="T67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40">
          <table:table-cell office:value-type="string" calcext:value-type="string" table:number-columns-spanned="11" table:number-rows-spanned="1">
            <text:p>  <text:span text:style-name="T67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40">
          <table:table-cell office:value-type="string" calcext:value-type="string" table:number-columns-spanned="11" table:number-rows-spanned="1">
            <text:p>  <text:span text:style-name="T67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40">
          <table:table-cell office:value-type="string" calcext:value-type="string" table:number-columns-spanned="11" table:number-rows-spanned="1">
            <text:p>  <text:span text:style-name="T67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39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275"/>
        <table:table-column table:style-name="co52" table:default-cell-style-name="ce275"/>
        <table:table-column table:style-name="co12" table:number-columns-repeated="4" table:default-cell-style-name="ce275"/>
        <table:table-column table:style-name="co53" table:default-cell-style-name="ce275"/>
        <table:table-column table:style-name="co54" table:default-cell-style-name="ce275"/>
        <table:table-column table:style-name="co12" table:number-columns-repeated="6" table:default-cell-style-name="ce275"/>
        <table:table-column table:style-name="co55" table:default-cell-style-name="ce275"/>
        <table:table-column table:style-name="co12" table:number-columns-repeated="241" table:default-cell-style-name="ce275"/>
        <table:table-column table:style-name="co15" table:number-columns-repeated="16128" table:default-cell-style-name="ce275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295" table:number-columns-repeated="241"/>
          <table:table-cell table:number-columns-repeated="16128"/>
        </table:table-row>
        <table:table-row table:style-name="ro16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295" table:number-columns-repeated="241"/>
          <table:table-cell table:number-columns-repeated="16128"/>
        </table:table-row>
        <table:table-row table:style-name="ro16">
          <table:table-cell table:style-name="ce295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70">Nagyon</text:span><text:span text:style-name="T71"> drága!</text:span>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7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295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295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295" table:number-columns-repeated="241"/>
          <table:table-cell table:number-columns-repeated="16128"/>
        </table:table-row>
        <table:table-row table:style-name="ro1">
          <table:table-cell table:style-name="ce295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68"> </text:span><text:span text:style-name="T69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295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295" table:number-columns-repeated="241"/>
          <table:table-cell table:number-columns-repeated="16128"/>
        </table:table-row>
        <table:table-row table:style-name="ro1">
          <table:table-cell table:style-name="ce295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295" table:number-columns-repeated="241"/>
          <table:table-cell table:number-columns-repeated="16128"/>
        </table:table-row>
        <table:table-row table:style-name="ro16">
          <table:table-cell table:style-name="ce295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,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,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295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,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295" table:number-columns-repeated="241"/>
          <table:table-cell table:number-columns-repeated="16128"/>
        </table:table-row>
        <table:table-row table:style-name="ro20">
          <table:table-cell table:style-name="ce295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1">
          <table:table-cell table:style-name="ce295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295" table:number-columns-repeated="241"/>
          <table:table-cell table:number-columns-repeated="16128"/>
        </table:table-row>
        <table:table-row table:style-name="ro23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,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1">
          <table:table-cell table:style-name="ce295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2">
          <table:table-cell table:style-name="ce295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,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295" table:number-columns-repeated="241"/>
          <table:table-cell table:number-columns-repeated="16128"/>
        </table:table-row>
        <table:table-row table:style-name="ro17">
          <table:table-cell table:style-name="ce295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,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1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2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2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295" table:number-columns-repeated="13"/>
          <table:table-cell table:style-name="ce576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295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295" table:number-columns-repeated="241"/>
          <table:table-cell table:number-columns-repeated="16128"/>
        </table:table-row>
        <table:table-row table:style-name="ro30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295" table:number-columns-repeated="241"/>
          <table:table-cell table:number-columns-repeated="16128"/>
        </table:table-row>
        <table:table-row table:style-name="ro24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2">A Hajítótőr ellen minden SFÉ duplán számít❗</text:span>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295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14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295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295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95" table:number-columns-repeated="241"/>
          <table:table-cell table:number-columns-repeated="16128"/>
        </table:table-row>
        <table:table-row table:style-name="ro25">
          <table:table-cell table:style-name="ce295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295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295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295" table:number-columns-repeated="241"/>
          <table:table-cell table:number-columns-repeated="16128"/>
        </table:table-row>
        <table:table-row table:style-name="ro2">
          <table:table-cell table:style-name="ce295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295" table:number-columns-repeated="241"/>
          <table:table-cell table:number-columns-repeated="16128"/>
        </table:table-row>
        <table:table-row table:style-name="ro14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295" table:number-columns-repeated="12"/>
          <table:table-cell table:style-name="ce576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95" table:number-columns-repeated="13"/>
          <table:table-cell table:style-name="ce576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95" table:number-columns-repeated="2"/>
          <table:table-cell table:style-name="ce1356"/>
          <table:table-cell table:style-name="ce295" table:number-columns-repeated="10"/>
          <table:table-cell table:style-name="ce576"/>
          <table:table-cell table:style-name="ce295" table:number-columns-repeated="242"/>
          <table:table-cell table:number-columns-repeated="16128"/>
        </table:table-row>
        <table:table-row table:style-name="ro2" table:number-rows-repeated="65439">
          <table:table-cell table:style-name="ce295" table:number-columns-repeated="13"/>
          <table:table-cell table:style-name="ce576"/>
          <table:table-cell table:style-name="ce295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81" table:default-cell-style-name="ce275"/>
        <table:table-column table:style-name="co82" table:default-cell-style-name="ce275"/>
        <table:table-column table:style-name="co83" table:default-cell-style-name="ce275"/>
        <table:table-column table:style-name="co84" table:default-cell-style-name="ce275"/>
        <table:table-column table:style-name="co83" table:default-cell-style-name="ce275"/>
        <table:table-column table:style-name="co85" table:default-cell-style-name="ce275"/>
        <table:table-column table:style-name="co86" table:default-cell-style-name="ce275"/>
        <table:table-column table:style-name="co87" table:default-cell-style-name="ce275"/>
        <table:table-column table:style-name="co88" table:default-cell-style-name="ce275"/>
        <table:table-column table:style-name="co89" table:default-cell-style-name="ce275"/>
        <table:table-column table:style-name="co90" table:default-cell-style-name="ce275"/>
        <table:table-column table:style-name="co91" table:default-cell-style-name="ce275"/>
        <table:table-column table:style-name="co43" table:default-cell-style-name="ce275"/>
        <table:table-column table:style-name="co92" table:default-cell-style-name="ce275"/>
        <table:table-column table:style-name="co93" table:default-cell-style-name="ce275"/>
        <table:table-column table:style-name="co94" table:default-cell-style-name="ce275"/>
        <table:table-column table:style-name="co95" table:default-cell-style-name="ce275"/>
        <table:table-column table:style-name="co12" table:number-columns-repeated="239" table:default-cell-style-name="ce275"/>
        <table:table-column table:style-name="co15" table:number-columns-repeated="16128" table:default-cell-style-name="ce275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0"/>
          <table:covered-table-cell table:style-name="ce1559"/>
          <table:covered-table-cell table:style-name="ce1570"/>
          <table:covered-table-cell table:style-name="ce1579"/>
          <table:covered-table-cell table:number-columns-repeated="6" table:style-name="ce1570"/>
          <table:covered-table-cell table:number-columns-repeated="3" table:style-name="ce1631"/>
          <table:covered-table-cell table:style-name="ce1570"/>
          <table:table-cell table:style-name="ce1570" table:number-columns-repeated="238"/>
          <table:table-cell table:style-name="ce1466" table:number-columns-repeated="2"/>
          <table:table-cell table:number-columns-repeated="16128"/>
        </table:table-row>
        <table:table-row table:style-name="ro41">
          <table:table-cell table:style-name="ce1199"/>
          <table:table-cell table:style-name="ce1210"/>
          <table:table-cell table:style-name="ce1550"/>
          <table:table-cell table:style-name="ce1559"/>
          <table:table-cell table:style-name="ce1570"/>
          <table:table-cell table:style-name="ce1579"/>
          <table:table-cell table:style-name="ce1570" table:number-columns-repeated="6"/>
          <table:table-cell table:style-name="ce1631" table:number-columns-repeated="3"/>
          <table:table-cell table:style-name="ce1570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571"/>
          <table:covered-table-cell table:style-name="ce1383"/>
          <table:covered-table-cell table:number-columns-repeated="2" table:style-name="ce1571"/>
          <table:table-cell table:style-name="ce1571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571"/>
          <table:table-cell table:style-name="ce1451" table:number-columns-repeated="3"/>
          <table:table-cell table:style-name="ce1571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541" office:value-type="string" calcext:value-type="string">
            <text:p>Szint</text:p>
          </table:table-cell>
          <table:table-cell table:style-name="ce1541" office:value-type="string" calcext:value-type="string" table:number-columns-spanned="2" table:number-rows-spanned="1">
            <text:p>Átfogó</text:p>
          </table:table-cell>
          <table:covered-table-cell table:style-name="ce1541"/>
          <table:table-cell table:style-name="ce1541" office:value-type="string" calcext:value-type="string" table:number-columns-spanned="2" table:number-rows-spanned="1">
            <text:p>Átlagos</text:p>
          </table:table-cell>
          <table:covered-table-cell table:style-name="ce1541"/>
          <table:table-cell table:style-name="ce1541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571" table:number-columns-repeated="4"/>
          <table:table-cell table:style-name="ce1451" table:number-columns-repeated="3"/>
          <table:table-cell table:style-name="ce1571" table:number-columns-repeated="239"/>
          <table:table-cell table:number-columns-repeated="16130"/>
        </table:table-row>
        <table:table-row table:style-name="ro29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571" table:number-columns-repeated="3"/>
          <table:table-cell table:style-name="ce1451" table:number-columns-repeated="3"/>
          <table:table-cell table:style-name="ce1571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meta:date-string>2024.04.07.</meta:date-string>
              <text:p text:style-name="P1"><text:span text:style-name="T39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368"/>
          <table:table-cell table:style-name="ce1571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meta:date-string>2024.04.07.</meta:date-string>
              <text:p text:style-name="P1"><text:span text:style-name="T39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2.835cm" svg:height="0.596cm" svg:x="22.662cm" svg:y="1.432cm" draw:caption-point-x="-0.417cm" draw:caption-point-y="1.817cm">
              <dc:creator>F.B.</dc:creator>
              <meta:date-string>2024.04.07.</meta:date-string>
              <text:p text:style-name="P1"><text:span text:style-name="T39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5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363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5.746cm" svg:height="1.746cm" svg:x="22.662cm" svg:y="5.044cm" draw:caption-point-x="-0.417cm" draw:caption-point-y="2.143cm">
              <meta:date-string>2024.04.07.</meta:date-string>
              <text:p text:style-name="P1"><text:span text:style-name="T39">Távolsági harcnál a VÉ alapot (30) áttettük a Célzó Értékbe fix levonásként, hogy gyorsítsa a játékot. Ezért alapból mindenki </text:span><text:span text:style-name="T39"><text:line-break/></text:span><text:span text:style-name="T39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363" office:value-type="float" office:value="0" calcext:value-type="float">
            <text:p>0</text:p>
          </table:table-cell>
          <table:table-cell table:style-name="ce363" office:value-type="float" office:value="-10" calcext:value-type="float">
            <text:p>-10</text:p>
          </table:table-cell>
          <table:table-cell table:style-name="ce363" office:value-type="float" office:value="-20" calcext:value-type="float">
            <text:p>-20</text:p>
          </table:table-cell>
          <table:table-cell table:style-name="ce363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2.662cm" svg:y="5.842cm" draw:caption-point-x="-0.417cm" draw:caption-point-y="2.248cm">
              <meta:date-string>2024.04.07.</meta:date-string>
              <text:p text:style-name="P1"><text:span text:style-name="T39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2.846cm" svg:height="0.991cm" svg:x="22.662cm" svg:y="6.241cm" draw:caption-point-x="-0.417cm" draw:caption-point-y="2.301cm">
              <meta:date-string>2024.04.07.</meta:date-string>
              <text:p text:style-name="P1"><text:span text:style-name="T39">Ne módosítsd!</text:span></text:p>
              <text:p text:style-name="P1"><text:span text:style-name="T39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368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2.662cm" svg:y="7.039cm" draw:caption-point-x="-0.417cm" draw:caption-point-y="2.406cm">
              <dc:creator>FB</dc:creator>
              <meta:date-string>2024.04.07.</meta:date-string>
              <text:p text:style-name="P1"><text:span text:style-name="T39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368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2.846cm" svg:height="0.984cm" svg:x="22.662cm" svg:y="7.438cm" draw:caption-point-x="-0.417cm" draw:caption-point-y="2.459cm">
              <dc:creator>FB</dc:creator>
              <meta:date-string>2024.04.07.</meta:date-string>
              <text:p text:style-name="P1"><text:span text:style-name="T39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363"/>
          <table:table-cell table:style-name="ce36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0" office:value-type="string" calcext:value-type="string">
            <text:p>Egyik HM nagyobb lehet</text:p>
          </table:table-cell>
          <table:table-cell table:style-name="ce1607" table:content-validation-name="val150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607" office:value-type="string" calcext:value-type="string">
            <text:p>Erőbónusz</text:p>
          </table:table-cell>
          <table:table-cell table:style-name="ce1607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589" office:value-type="string" calcext:value-type="string">
            <text:p>Nincs adat string</text:p>
          </table:table-cell>
          <table:table-cell table:style-name="ce1607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589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60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1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4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363" office:value-type="string" calcext:value-type="string">
            <text:p>Erőbónusz</text:p>
          </table:table-cell>
          <table:table-cell table:style-name="ce363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22">
          <table:table-cell table:number-columns-repeated="3"/>
          <table:table-cell table:style-name="ce154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565" office:value-type="string" calcext:value-type="string">
            <text:p>Fok</text:p>
          </table:table-cell>
          <table:table-cell table:style-name="ce1565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589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63" office:value-type="float" office:value="0" calcext:value-type="float">
            <text:p>0</text:p>
          </table:table-cell>
          <table:table-cell table:style-name="ce15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363"/>
          <table:table-cell/>
          <table:table-cell table:style-name="ce1546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629"/>
          <table:table-cell table:style-name="ce1629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363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363"/>
          <table:table-cell/>
          <table:table-cell table:style-name="ce1565" office:value-type="string" calcext:value-type="string">
            <text:p>Fok</text:p>
          </table:table-cell>
          <table:table-cell table:style-name="ce1565" office:value-type="string" calcext:value-type="string">
            <text:p>Sebesség bónusz</text:p>
          </table:table-cell>
          <table:table-cell table:style-name="ce1547" office:value-type="string" calcext:value-type="string" table:number-columns-spanned="2" table:number-rows-spanned="1">
            <text:p>KÉ/TÉ/VÉ bünti</text:p>
          </table:table-cell>
          <table:covered-table-cell table:style-name="ce1636"/>
          <table:table-cell table:style-name="ce1636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63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363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58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30">
          <table:table-cell table:style-name="ce1201"/>
          <table:table-cell table:style-name="ce1544" office:value-type="string" calcext:value-type="string" table:number-columns-spanned="2" table:number-rows-spanned="1">
            <text:p>Pajzs</text:p>
          </table:table-cell>
          <table:covered-table-cell/>
          <table:table-cell table:style-name="ce1544" office:value-type="string" calcext:value-type="string">
            <text:p>VÉ</text:p>
          </table:table-cell>
          <table:table-cell table:style-name="ce154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46" table:content-validation-name="val149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49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565" table:content-validation-name="val149" office:value-type="string" calcext:value-type="string">
            <text:p>Fok</text:p>
          </table:table-cell>
          <table:table-cell table:style-name="ce1565" table:content-validation-name="val149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363" table:content-validation-name="val149" office:value-type="float" office:value="0" calcext:value-type="float">
            <text:p>0</text:p>
          </table:table-cell>
          <table:table-cell table:style-name="ce1576" table:content-validation-name="val149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363" table:content-validation-name="val149" office:value-type="float" office:value="1" calcext:value-type="float">
            <text:p>1</text:p>
          </table:table-cell>
          <table:table-cell table:style-name="ce1576" table:content-validation-name="val149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46" table:content-validation-name="val14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49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47" table:content-validation-name="val149" office:value-type="string" calcext:value-type="string" table:number-columns-spanned="2" table:number-rows-spanned="1">
            <text:p>Fok</text:p>
          </table:table-cell>
          <table:covered-table-cell/>
          <table:table-cell table:style-name="ce1547" table:content-validation-name="val149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565" table:content-validation-name="val149" office:value-type="string" calcext:value-type="string">
            <text:p>Fegyver</text:p>
          </table:table-cell>
          <table:table-cell table:style-name="ce1565" table:content-validation-name="val149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4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49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49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49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368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46" table:content-validation-name="val149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49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568"/>
          <table:table-cell table:style-name="ce1591" office:value-type="string" calcext:value-type="string">
            <text:p>SFÉ diff</text:p>
          </table:table-cell>
          <table:table-cell table:style-name="ce1591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568" office:value-type="string" calcext:value-type="string">
            <text:p>Szúró</text:p>
          </table:table-cell>
          <table:table-cell table:style-name="ce1568" office:value-type="string" calcext:value-type="string">
            <text:p>Vágó</text:p>
          </table:table-cell>
          <table:table-cell table:style-name="ce1568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368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368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table:table-column table:style-name="co71" table:default-cell-style-name="ce1649"/>
        <table:table-column table:style-name="co15" table:default-cell-style-name="ce1649"/>
        <table:table-column table:style-name="co72" table:default-cell-style-name="ce1649"/>
        <table:table-column table:style-name="co73" table:default-cell-style-name="ce1659"/>
        <table:table-column table:style-name="co73" table:default-cell-style-name="ce1649"/>
        <table:table-column table:style-name="co74" table:default-cell-style-name="ce1649"/>
        <table:table-column table:style-name="co75" table:default-cell-style-name="ce1659"/>
        <table:table-column table:style-name="co76" table:default-cell-style-name="ce1649"/>
        <table:table-column table:style-name="co77" table:default-cell-style-name="ce1649"/>
        <table:table-column table:style-name="co15" table:number-columns-repeated="16375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/>
          <table:table-cell table:style-name="ce1652" office:value-type="string" calcext:value-type="string">
            <text:p>Szekunder Átlagos</text:p>
          </table:table-cell>
          <table:table-cell table:style-name="ce1662"/>
          <table:table-cell table:style-name="ce1667"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4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/>
          <table:table-cell table:style-name="ce1668"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664" office:value-type="string" calcext:value-type="string">
            <text:p>városnyi terület</text:p>
          </table:table-cell>
          <table:table-cell table:style-name="ce1669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/>
          <table:table-cell table:style-name="ce1669"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664"/>
          <table:table-cell table:style-name="ce1669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/>
          <table:table-cell table:style-name="ce1668"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664"/>
          <table:table-cell table:style-name="ce1669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75"/>
          <table:table-cell table:style-name="ce1669"/>
          <table:table-cell table:style-name="ce1653"/>
          <table:table-cell table:style-name="ce1664"/>
          <table:table-cell table:style-name="ce1672"/>
          <table:table-cell table:number-columns-repeated="16374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/>
          <table:table-cell table:style-name="ce1668"/>
          <table:table-cell table:style-name="ce1654"/>
          <table:table-cell table:style-name="ce1666"/>
          <table:table-cell table:style-name="ce1673"/>
          <table:table-cell table:number-columns-repeated="16374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/>
          <table:table-cell table:style-name="ce1669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275"/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office:value-type="string" calcext:value-type="string">
            <text:p>adott kultúrkör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63" office:value-type="string" calcext:value-type="string">
            <text:p>állatcsoport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275"/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8"/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275"/>
          <table:table-cell table:style-name="ce1669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style-name="ce1650" office:value-type="string" calcext:value-type="string">
            <text:p>Pszí iskolák</text:p>
          </table:table-cell>
          <table:table-cell table:number-columns-repeated="3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663" office:value-type="string" calcext:value-type="string">
            <text:p>Külön ősi kultúránként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/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663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2"/>
          <table:table-cell table:style-name="ce1655"/>
          <table:table-cell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275"/>
          <table:table-cell table:style-name="ce1669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/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663" office:value-type="string" calcext:value-type="string">
            <text:p>adott tájtípus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664" office:value-type="string" calcext:value-type="string">
            <text:p>adott régió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664"/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665" office:value-type="string" calcext:value-type="string">
            <text:p>hangszercsoport</text:p>
          </table:table-cell>
          <table:table-cell table:style-name="ce1669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/>
          <table:table-cell table:style-name="ce1668"/>
          <table:table-cell table:number-columns-repeated="16377"/>
        </table:table-row>
        <table:table-row table:style-name="ro1">
          <table:table-cell table:number-columns-repeated="4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666"/>
          <table:table-cell table:style-name="ce1670"/>
          <table:table-cell table:number-columns-repeated="16377"/>
        </table:table-row>
        <table:table-row table:style-name="ro2">
          <table:table-cell table:number-columns-repeated="4"/>
          <table:table-cell table:style-name="ce275" table:number-columns-repeated="3"/>
          <table:table-cell table:number-columns-repeated="16377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78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27">
          <table:table-cell office:value-type="string" calcext:value-type="string">
            <text:p><text:span text:style-name="T7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E2:Képzettségek.E40"/>
        <table:database-range table:name="szekunder_konnyu" table:target-range-address="Képzettségek.H2:Képzettségek.H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H2:Képzettségek.H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00.00.00</text:date>, <text:time style:data-style-name="N2" text:time-value="22:50:15.68714893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7T22:50:55.537602921</dc:date>
    <meta:editing-cycles>334</meta:editing-cycles>
    <meta:editing-duration>P1DT15H8M1S</meta:editing-duration>
    <meta:document-statistic meta:table-count="10" meta:cell-count="2660" meta:object-count="0"/>
    <meta:user-defined meta:name="Info 1"/>
    <meta:user-defined meta:name="Info 2"/>
    <meta:user-defined meta:name="Info 3"/>
    <meta:user-defined meta:name="Info 4"/>
  </office:meta>
</office:document-meta>
</file>